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2E000005828B372EBF.png" manifest:media-type="image/png"/>
  <manifest:file-entry manifest:full-path="Pictures/1000000100000B2E00000582B1E32F78.png" manifest:media-type="image/png"/>
  <manifest:file-entry manifest:full-path="Pictures/1000000100000B2E000005826189EA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Replayer_20_Pfeillinie">
      <style:graphic-properties draw:textarea-vertical-align="middle" loext:decorative="false"/>
    </style:style>
    <style:style style:name="gr3" style:family="graphic" style:parent-style-name="Replayer_20_Textbox">
      <style:graphic-properties draw:textarea-vertical-align="middle" draw:auto-grow-height="false" fo:min-height="0.458cm" fo:min-width="3.971cm" style:writing-mode="lr-tb" loext:decorative="false"/>
      <style:paragraph-properties style:writing-mode="lr-tb"/>
    </style:style>
    <style:style style:name="gr4" style:family="graphic" style:parent-style-name="Replayer_20_Textbox">
      <style:graphic-properties draw:textarea-vertical-align="middle" draw:auto-grow-height="false" fo:min-height="0.458cm" fo:min-width="3.336cm" style:writing-mode="lr-tb" loext:decorative="false"/>
      <style:paragraph-properties style:writing-mode="lr-tb"/>
    </style:style>
    <style:style style:name="gr5" style:family="graphic" style:parent-style-name="Replayer_20_Basic">
      <style:graphic-properties draw:textarea-vertical-align="middle" draw:auto-grow-height="false" fo:min-height="1cm" fo:min-width="0.75cm" loext:decorative="false"/>
    </style:style>
    <style:style style:name="gr6" style:family="graphic" style:parent-style-name="Replayer_20_Textbox">
      <style:graphic-properties draw:textarea-vertical-align="middle" draw:auto-grow-height="false" fo:min-height="0.458cm" fo:min-width="3.525cm" style:writing-mode="lr-tb" loext:decorative="false"/>
      <style:paragraph-properties style:writing-mode="lr-tb"/>
    </style:style>
    <style:style style:name="gr7" style:family="graphic" style:parent-style-name="Replayer_20_Basic">
      <style:graphic-properties draw:textarea-vertical-align="middle" draw:auto-grow-height="false" fo:min-height="0.916cm" fo:min-width="0cm" loext:decorative="false"/>
    </style:style>
    <style:style style:name="gr8" style:family="graphic" style:parent-style-name="Replayer_20_Textbox">
      <style:graphic-properties draw:textarea-vertical-align="middle" draw:auto-grow-height="false" fo:min-height="0.458cm" fo:min-width="5.276cm" style:writing-mode="lr-tb" loext:decorative="false"/>
      <style:paragraph-properties style:writing-mode="lr-tb"/>
    </style:style>
    <style:style style:name="gr9" style:family="graphic" style:parent-style-name="Replayer_20_Textbox">
      <style:graphic-properties draw:textarea-vertical-align="middle" draw:auto-grow-height="false" fo:min-height="0.458cm" fo:min-width="8.098cm" style:writing-mode="lr-tb" loext:decorative="false"/>
      <style:paragraph-properties style:writing-mode="lr-tb"/>
    </style:style>
    <style:style style:name="gr10" style:family="graphic" style:parent-style-name="Replayer_20_Basic">
      <style:graphic-properties draw:textarea-vertical-align="middle" draw:auto-grow-height="false" fo:min-height="1cm" fo:min-width="2.114cm" loext:decorative="false"/>
    </style:style>
    <style:style style:name="gr11" style:family="graphic" style:parent-style-name="Replayer_20_Textbox">
      <style:graphic-properties draw:textarea-vertical-align="middle" draw:auto-grow-height="false" fo:min-height="0.458cm" fo:min-width="6.51cm" style:writing-mode="lr-tb" loext:decorative="false"/>
      <style:paragraph-properties style:writing-mode="lr-tb"/>
    </style:style>
    <style:style style:name="gr12" style:family="graphic" style:parent-style-name="Replayer_20_Basic">
      <style:graphic-properties draw:textarea-vertical-align="middle" draw:auto-grow-height="false" fo:min-height="0.916cm" fo:min-width="0.682cm" loext:decorative="false"/>
    </style:style>
    <style:style style:name="gr13" style:family="graphic" style:parent-style-name="Replayer_20_Textbox">
      <style:graphic-properties draw:textarea-vertical-align="middle" draw:auto-grow-height="false" fo:min-height="0.458cm" fo:min-width="5.474cm" style:writing-mode="lr-tb" loext:decorative="false"/>
      <style:paragraph-properties style:writing-mode="lr-tb"/>
    </style:style>
    <style:style style:name="gr14" style:family="graphic" style:parent-style-name="Replayer_20_Basic">
      <style:graphic-properties draw:textarea-vertical-align="middle" draw:auto-grow-height="false" fo:min-height="1.497cm" fo:min-width="0cm" loext:decorative="false"/>
    </style:style>
    <style:style style:name="gr15" style:family="graphic" style:parent-style-name="Replayer_20_Textbox">
      <style:graphic-properties draw:textarea-vertical-align="middle" draw:auto-grow-height="false" fo:min-height="0.458cm" fo:min-width="2.383cm" style:writing-mode="lr-tb" loext:decorative="false"/>
      <style:paragraph-properties style:writing-mode="lr-tb"/>
    </style:style>
    <style:style style:name="gr16" style:family="graphic" style:parent-style-name="Replayer_20_Basic">
      <style:graphic-properties draw:textarea-vertical-align="middle" draw:auto-grow-height="false" fo:min-height="1.973cm" fo:min-width="14.105cm" loext:decorative="false"/>
    </style:style>
    <style:style style:name="gr17" style:family="graphic" style:parent-style-name="Replayer_20_Textbox">
      <style:graphic-properties draw:textarea-vertical-align="middle" draw:auto-grow-height="false" fo:min-height="0.458cm" fo:min-width="9.368cm" style:writing-mode="lr-tb" loext:decorative="false"/>
      <style:paragraph-properties style:writing-mode="lr-tb"/>
    </style:style>
    <style:style style:name="gr18" style:family="graphic" style:parent-style-name="Replayer_20_Basic">
      <style:graphic-properties draw:textarea-vertical-align="middle" draw:auto-grow-height="false" fo:min-height="2.953cm" fo:min-width="0cm" loext:decorative="false"/>
    </style:style>
    <style:style style:name="gr19" style:family="graphic" style:parent-style-name="Replayer_20_Textbox">
      <style:graphic-properties draw:textarea-vertical-align="middle" draw:auto-grow-height="false" fo:min-height="0.424cm" fo:min-width="3.667cm" style:writing-mode="lr-tb" loext:decorative="false"/>
      <style:paragraph-properties style:writing-mode="lr-tb"/>
    </style:style>
    <style:style style:name="gr20" style:family="graphic" style:parent-style-name="Replayer_20_Textbox">
      <style:graphic-properties draw:textarea-vertical-align="middle" draw:auto-grow-height="false" fo:min-height="0.458cm" fo:min-width="4.922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359cm" svg:x="1cm" svg:y="1cm">
          <draw:image xlink:href="Pictures/1000000100000B2E000005826189EAE6.png" xlink:type="simple" xlink:show="embed" xlink:actuate="onLoad" draw:mime-type="image/png">
            <text:p/>
          </draw:image>
        </draw:frame>
        <draw:line draw:style-name="gr2" draw:text-style-name="P2" draw:layer="layout" svg:x1="5.749cm" svg:y1="7.468cm" svg:x2="3.999cm" svg:y2="8.218cm">
          <text:p/>
        </draw:line>
        <draw:custom-shape draw:style-name="gr3" draw:text-style-name="P3" draw:layer="layout" svg:width="4.763cm" svg:height="1cm" svg:x="14.652cm" svg:y="8.89cm">
          <text:p text:style-name="P2">4. Lautstärk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749cm" svg:y1="8.968cm" svg:x2="3.999cm" svg:y2="8.218cm">
          <text:p/>
        </draw:line>
        <draw:custom-shape draw:style-name="gr4" draw:text-style-name="P3" draw:layer="layout" svg:width="4.128cm" svg:height="1cm" svg:x="1.317cm" svg:y="7.718cm">
          <text:p text:style-name="P2">3. Springe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5cm" svg:height="1.25cm" svg:x="13.327cm" svg:y="7.4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317cm" svg:height="1cm" svg:x="10.97cm" svg:y="6.397cm">
          <text:p text:style-name="P2">2. Abspiele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5cm" svg:height="1.25cm" svg:x="15.737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475cm" svg:height="1.27cm" svg:x="12.109cm" svg:y="2.06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3" draw:layer="layout" svg:width="6.068cm" svg:height="1cm" svg:x="12.394cm" svg:y="2.149cm">
          <text:p text:style-name="P2">1. Titel wähle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8.999cm" svg:height="9.359cm" svg:x="1cm" svg:y="1cm">
          <draw:image xlink:href="Pictures/1000000100000B2E00000582B1E32F78.png" xlink:type="simple" xlink:show="embed" xlink:actuate="onLoad" draw:mime-type="image/png">
            <text:p/>
          </draw:image>
        </draw:frame>
        <draw:custom-shape draw:style-name="gr9" draw:text-style-name="P3" draw:layer="layout" svg:width="8.89cm" svg:height="1cm" svg:x="10.842cm" svg:y="8.89cm">
          <text:p text:style-name="P2">2. Wiederhol-Menu öffne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614cm" svg:height="1.25cm" svg:x="13.415cm" svg:y="4.4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7.302cm" svg:height="1cm" svg:x="9.572cm" svg:y="3.492cm">
          <text:p text:style-name="P2">3. «Loop cue» wähle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5cm" svg:height="1.25cm" svg:x="14.899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672cm" svg:height="1.27cm" svg:x="7.583cm" svg:y="8.503cm">
          <text:p/>
          <draw:enhanced-geometry svg:viewBox="0 0 21600 21600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3" draw:layer="layout" svg:width="6.266cm" svg:height="1cm" svg:x="1.317cm" svg:y="8.598cm">
          <text:p text:style-name="P2">1. Abschnitt wähle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317cm" svg:height="1.905cm" draw:transform="rotate (-1.5707963267949) translate (9.255cm 6.71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3" draw:layer="layout" svg:width="3.175cm" svg:height="1cm" svg:x="6.715cm" svg:y="5.445cm">
          <text:p text:style-name="P2">Schleif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" draw:text-style-name="P1" draw:layer="layout" svg:width="18.999cm" svg:height="9.359cm" svg:x="1.001cm" svg:y="1cm">
          <draw:image xlink:href="Pictures/1000000100000B2E000005828B372EBF.png" xlink:type="simple" xlink:show="embed" xlink:actuate="onLoad" draw:mime-type="image/png">
            <text:p/>
          </draw:image>
        </draw:frame>
        <draw:custom-shape draw:style-name="gr16" draw:text-style-name="P2" draw:layer="layout" svg:width="14.605cm" svg:height="2.223cm" svg:x="2.905cm" svg:y="3.8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0.16cm" svg:height="1cm" svg:x="1.317cm" svg:y="2.905cm">
          <text:p text:style-name="P2">1. Verfügbare Kennzeichnunge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18cm" svg:height="3.493cm" svg:x="13.699cm" svg:y="6.39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" draw:text-style-name="P3" draw:layer="layout" svg:width="4.445cm" svg:height="0.952cm" svg:x="6.715cm" svg:y="4.81cm">
          <text:p text:style-name="P2">2. Wähle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5.714cm" svg:height="1cm" svg:x="14.017cm" svg:y="7.629cm">
          <text:p text:style-name="P2">3. Passende Titel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player_20_Basic" style:display-name="Replayer Basic" style:family="graphic" style:parent-style-name="standard">
      <style:graphic-properties draw:stroke-dash="Dash_20_Dot_20_1" svg:stroke-width="0.25cm" svg:stroke-color="#ff0700" draw:marker-start-width="0.575cm" draw:marker-start-center="true" draw:marker-end-width="0.225cm" draw:stroke-linejoin="miter" svg:stroke-linecap="square" draw:fill="none" loext:fill-use-slide-background="false"/>
      <style:paragraph-properties fo:margin-top="0cm" fo:margin-bottom="0cm" fo:line-height="100%"/>
      <style:text-properties fo:color="#ee5f5b" loext:opacity="100%" style:text-underline-style="none"/>
    </style:style>
    <style:style style:name="Replayer_20_Pfeillinie" style:display-name="Replayer Pfeillinie" style:family="graphic" style:parent-style-name="Replayer_20_Basic">
      <style:graphic-properties draw:marker-start="Arrow_20_large" draw:marker-start-width="0.6cm" draw:marker-end="Circle" draw:marker-end-width="0.3cm" draw:marker-end-center="true"/>
    </style:style>
    <style:style style:name="Invisible_20_White" style:display-name="Invisible White" style:family="graphic" style:parent-style-name="standard">
      <style:graphic-properties draw:stroke-dash="Dash_20_Dot_20_1" svg:stroke-color="#ffffff" svg:stroke-opacity="100%" draw:fill="none" loext:fill-use-slide-background="false"/>
    </style:style>
    <style:style style:name="Replayer_20_Textbox" style:display-name="Replayer Textbox" style:family="graphic" style:parent-style-name="Replayer_20_Basic">
      <style:graphic-properties svg:stroke-width="0.1cm" draw:marker-start-width="0.35cm" draw:marker-end-width="0cm" draw:stroke-linejoin="round" draw:fill="solid" draw:fill-color="#eeeeee"/>
      <style:text-properties style:use-window-font-color="true" loext:opacity="0%"/>
    </style:style>
    <style:style style:name="Replayer_20_Verbinder" style:display-name="Replayer Verbinder" style:family="graphic" style:parent-style-name="Replayer_20_Pfeillinie">
      <style:graphic-properties svg:stroke-width="0.1cm" draw:marker-start-width="0.375cm" draw:marker-end-width="0.075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7:45:44.809000000</meta:creation-date>
    <dc:date>2024-11-24T16:12:24.999247881</dc:date>
    <meta:editing-duration>PT1H56M29S</meta:editing-duration>
    <meta:editing-cycles>18</meta:editing-cycles>
    <meta:generator>LibreOffice/24.2.5.2$Linux_X86_64 LibreOffice_project/420$Build-2</meta:generator>
    <meta:document-statistic meta:object-count="25"/>
  </office:meta>
</office:document-meta>
</file>